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5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16" style:family="paragraph" style:parent-style-name="Standard">
      <style:text-properties fo:language="ca" fo:country="ES" fo:background-color="#ffff00" style:language-complex="ar" style:country-complex="SA"/>
    </style:style>
    <style:style style:name="P17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18" style:family="paragraph" style:parent-style-name="Standard">
      <style:text-properties fo:font-size="12pt" fo:language="ca" fo:country="ES" officeooo:paragraph-rsid="00e4bce9" style:font-size-asian="12pt" style:language-asian="zxx" style:country-asian="none" style:font-size-complex="12pt" style:language-complex="ar" style:country-complex="SA"/>
    </style:style>
    <style:style style:name="P19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0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1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2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3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24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e4bce9" officeooo:paragraph-rsid="00e4bce9" style:font-size-asian="11pt" style:font-weight-asian="bold" style:font-name-complex="Arial" style:font-size-complex="11pt" style:language-complex="ar" style:country-complex="SA" style:font-weight-complex="bold"/>
    </style:style>
    <style:style style:name="P2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27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28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29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30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31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32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style:language-complex="ar" style:country-complex="SA"/>
    </style:style>
    <style:style style:name="P33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34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style:language-complex="ar" style:country-complex="SA"/>
    </style:style>
    <style:style style:name="P35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" fo:font-size="8pt" fo:language="ca" fo:country="ES" style:font-size-asian="8pt"/>
    </style:style>
    <style:style style:name="T4" style:family="text">
      <style:text-properties style:font-name="Arial" fo:font-size="8pt" fo:language="ca" fo:country="ES" style:font-size-asian="8pt" style:font-name-complex="Arial" style:font-size-complex="8pt"/>
    </style:style>
    <style:style style:name="T5" style:family="text">
      <style:text-properties style:font-name="Arial" fo:font-size="8pt" fo:language="ca" fo:country="ES" fo:background-color="transparent" loext:char-shading-value="0" style:font-size-asian="8pt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8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9" style:family="text">
      <style:text-properties style:font-name="Arial" fo:font-size="16pt" fo:font-weight="bold" style:font-size-asian="16pt" style:font-weight-asian="bold" style:font-size-complex="16pt"/>
    </style:style>
    <style:style style:name="T10" style:family="text">
      <style:text-properties officeooo:rsid="00dd0b04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background-color="transparent" loext:char-shading-value="0" style:font-size-asian="16pt" style:font-size-complex="16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d5d910" style:font-style-asian="normal" style:font-style-complex="normal"/>
    </style:style>
    <style:style style:name="T16" style:family="text">
      <style:text-properties style:font-weight-complex="normal"/>
    </style:style>
    <style:style style:name="T17" style:family="text">
      <style:text-properties style:font-name="Arial Black" fo:font-size="24pt" fo:font-weight="bold" officeooo:rsid="00e2ee30" fo:background-color="transparent" loext:char-shading-value="0" style:font-size-asian="24pt" style:font-weight-asian="bold" style:font-size-complex="24pt" style:font-weight-complex="bold"/>
    </style:style>
    <style:style style:name="T18" style:family="text">
      <style:text-properties style:font-name="Arial Black" fo:font-size="24pt" fo:font-weight="bold" officeooo:rsid="00e4bce9" fo:background-color="transparent" loext:char-shading-value="0" style:font-size-asian="24pt" style:font-weight-asian="bold" style:font-size-complex="24pt" style:font-weight-complex="bold"/>
    </style:style>
    <style:style style:name="T19" style:family="text">
      <style:text-properties style:font-name="Arial Black" fo:font-size="24pt" fo:font-weight="bold" officeooo:rsid="00e6bce9" fo:background-color="transparent" loext:char-shading-value="0" style:font-size-asian="24pt" style:font-weight-asian="bold" style:font-size-complex="24pt" style:font-weight-complex="bold"/>
    </style:style>
    <style:style style:name="T20" style:family="text">
      <style:text-properties style:font-name="Arial Black" fo:font-size="24pt" fo:font-weight="bold" officeooo:rsid="00ea7d7b" fo:background-color="transparent" loext:char-shading-value="0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8">2251</text:span><text:span text:style-name="T9"> CFG</text:span><text:span text:style-name="T8">S Administració de Sistemes Informàtics</text:span></text:p>
      <text:p text:style-name="P31">2252 CFGS Desenvolupament d'Aplicacions Multiplataforma</text:p>
      <text:h text:style-name="P34" text:outline-level="1"><text:span text:style-name="T12">Mòdul 3</text:span><text:span text:style-name="T11"> – Programació bàsica</text:span></text:h>
      <text:h text:style-name="P35" text:outline-level="1">UF2 – <text:span text:style-name="T16">Programació modular</text:span></text:h>
      <text:p text:style-name="P30"><text:span text:style-name="T18">Document de resposta </text:span><text:span text:style-name="T17">de la tasca </text:span><text:span text:style-name="T20">4</text:span><text:span text:style-name="T17"> de l'activitat A407</text:span><text:span text:style-name="T7"> </text:span></text:p>
      <text:p text:style-name="P29"/>
      <text:p text:style-name="P21"/>
      <text:p text:style-name="P15"/>
      <text:p text:style-name="P17"/>
      <text:p text:style-name="P23">Forma i dates de lliurament</text:p>
      <text:p text:style-name="P16"/>
      <text:p text:style-name="P26">En cas que hagueu de lliurar diversos fitxers, comprimiu-los tots en un format <text:span text:style-name="T13">ZIP</text:span><text:span text:style-name="T14"> </text:span><text:span text:style-name="T15">incloeu aquest document prèviament omplert en el fitxer comprimit i lliureu-lo a la bústia de de lliuraments de la unitat 4 abans de la data límit. Intenteu respectar sempre la data recomanada.</text:span></text:p>
      <text:p text:style-name="P25"/>
      <text:p text:style-name="P22"/>
      <text:p text:style-name="P24">Resposta<text:bookmark-start text:name="__DdeLink__3243_1392924193"/></text:p>
      <text:h text:style-name="P33" text:outline-level="1"/>
      <text:p text:style-name="P18"><text:bookmark-end text:name="__DdeLink__3243_139292419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style:font-name="Arial" fo:font-size="8pt" style:font-size-asian="8pt" style:font-name-complex="Arial" style:font-size-complex="8pt"/>
    </style:style>
    <style:style style:name="MT5" style:family="text">
      <style:text-properties officeooo:rsid="00dd0b04"/>
    </style:style>
    <style:style style:name="MT6" style:family="text">
      <style:text-properties style:font-name="Arial" fo:font-size="8pt" fo:language="ca" fo:country="ES" style:font-size-asian="8pt"/>
    </style:style>
    <style:style style:name="MT7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1</text:span></text:p>
                  </table:table-cell>
                  <table:table-cell table:style-name="Taula1.A1" office:value-type="string">
                    <text:p text:style-name="MP6">Activitat A-401</text:p>
                  </table:table-cell>
                  <table:table-cell table:style-name="Taula1.B1.3.1" office:value-type="string" table:protected="true">
                    <text:p text:style-name="MP7"><text:span text:style-name="MT3">Pàgina </text:span><text:span text:style-name="MT4"><text:page-number text:select-page="current">1</text:page-number></text:span><text:span text:style-name="Page_20_Number"><text:span text:style-name="MT4"> de </text:span></text:span><text:span text:style-name="MT4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5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6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3">Pàgina </text:span><text:span text:style-name="MT4"><text:page-number text:select-page="current">0</text:page-number></text:span><text:span text:style-name="Page_20_Number"><text:span text:style-name="MT4"> de </text:span></text:span><text:span text:style-name="MT4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6">Lliurament: </text:span><text:bookmark-start text:name="__DdeLink__1857_984997732"/><text:span text:style-name="MT6">12</text:span><text:span text:style-name="MT7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28</meta:editing-cycles>
    <meta:editing-duration>P5DT1H41M58S</meta:editing-duration>
    <dc:date>2016-03-13T17:47:19.450007641</dc:date>
    <dc:creator>Josep Bornas</dc:creator>
    <meta:document-statistic meta:table-count="2" meta:image-count="3" meta:object-count="0" meta:page-count="1" meta:paragraph-count="25" meta:word-count="125" meta:character-count="830" meta:non-whitespace-character-count="725"/>
    <meta:user-defined meta:name="Info 1"/>
    <meta:user-defined meta:name="Info 2"/>
    <meta:user-defined meta:name="Info 3"/>
    <meta:user-defined meta:name="Info 4"/>
  </office:meta>
</office:document-meta>
</file>